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26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09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821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31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4.422cm" fo:padding-top="0.075cm" fo:padding-bottom="0.075cm" fo:padding-left="0.075cm" fo:padding-right="0.075cm" fo:wrap-option="wrap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-color="#e8f5e9" draw:textarea-vertical-align="middle" draw:auto-grow-height="false" fo:min-height="0.866cm" fo:min-width="3.362cm" fo:padding-top="0.075cm" fo:padding-bottom="0.075cm" fo:padding-left="0.075cm" fo:padding-right="0.075cm" fo:wrap-option="wrap"/>
      <style:paragraph-properties style:writing-mode="lr-tb"/>
    </style:style>
    <style:style style:name="gr8" style:family="graphic" style:parent-style-name="standard">
      <style:graphic-properties draw:stroke="none" draw:fill="none" draw:auto-grow-height="true" fo:min-height="0.557cm" fo:padding-top="0.05cm" fo:padding-bottom="0.05cm" fo:padding-left="0.05cm" fo:padding-right="0.05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0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69a2e" draw:marker-start-width="0.35cm" draw:marker-end="Arrow2" draw:marker-end-width="0.45cm" draw:fill="solid" draw:fill-color="#77bc65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color="#dee6ef" draw:fill="solid" draw:fill-color="#e3f2fd" draw:textarea-vertical-align="middle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fo:min-height="0.48cm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59cm" fo:min-width="0cm" fo:padding-top="0.05cm" fo:padding-bottom="0.05cm" fo:padding-left="0.05cm" fo:padding-right="0.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18" style:family="graphic" style:parent-style-name="objectwithoutfill">
      <style:graphic-properties svg:stroke-width="0.099cm" svg:stroke-color="#069a2e" draw:marker-start-width="0.348cm" draw:marker-end="Arrow" draw:marker-end-width="0.448cm" draw:fill="solid" draw:textarea-vertical-align="middle" fo:padding-top="0.174cm" fo:padding-bottom="0.174cm" fo:padding-left="0.299cm" fo:padding-right="0.29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ebee"/>
      <style:paragraph-properties fo:text-align="center" style:writing-mode="lr-tb"/>
    </style:style>
    <style:style style:name="P6" style:family="paragraph">
      <loext:graphic-properties draw:fill-color="#fffde7"/>
      <style:paragraph-properties fo:text-align="center" style:writing-mode="lr-tb"/>
    </style:style>
    <style:style style:name="P7" style:family="paragraph">
      <loext:graphic-properties draw:fill-color="#e8f5e9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loext:graphic-properties draw:fill="none" draw:fill-color="#ffffff"/>
      <style:paragraph-properties style:writing-mode="lr-tb"/>
      <style:text-properties fo:color="#800080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loext:graphic-properties draw:fill="solid" draw:fill-color="#e3f2fd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color="#800080" fo:font-weight="bold" style:font-weight-asian="bold" style:font-weight-complex="bold"/>
    </style:style>
    <style:style style:name="T6" style:family="text">
      <style:text-properties fo:color="#80008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63cm" svg:height="1.016cm" svg:x="4.953cm" svg:y="0.254cm">
          <text:p text:style-name="P1">JSR 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2.209cm" svg:height="1.016cm" svg:x="7.316cm" svg:y="0.254cm">
          <text:p text:style-name="P3"><text:span text:style-name="T2">JSR 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971cm" svg:height="1.016cm" svg:x="3.904cm" svg:y="2.667cm">
          <text:p text:style-name="P1"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923cm" svg:height="1.016cm" svg:x="0.981cm" svg:y="2.667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13cm" svg:height="1.016cm" svg:x="6.875cm" svg:y="2.66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4.572cm" svg:height="1.016cm" svg:x="5.986cm" svg:y="4.615cm">
          <draw:glue-point draw:id="4" svg:x="2.777cm" svg:y="5cm"/>
          <text:p text:style-name="P1">JSR @     RT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512cm" svg:height="1.016cm" svg:x="2.474cm" svg:y="4.615cm">
          <text:p text:style-name="P1">JSR <text:span text:style-name="T1">DODOES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44cm" svg:height="0.657cm" svg:x="12.226cm" svg:y="0.486cm">
          <draw:text-box>
            <text:p text:style-name="P8"><text:span text:style-name="T4">a “thread”</text:span></text:p>
          </draw:text-box>
        </draw:frame>
        <draw:frame draw:style-name="gr9" draw:text-style-name="P10" draw:layer="layout" svg:width="4.826cm" svg:height="0.58cm" svg:x="2.557cm" svg:y="6.477cm">
          <draw:text-box>
            <text:p><text:span text:style-name="T5">DODOES</text:span><text:span text:style-name="T4"> machine code</text:span></text:p>
          </draw:text-box>
        </draw:frame>
        <draw:line draw:style-name="gr10" draw:text-style-name="P11" draw:layer="layout" svg:x1="6.35cm" svg:y1="1.27cm" svg:x2="4.953cm" svg:y2="2.667cm">
          <text:p/>
        </draw:line>
        <draw:line draw:style-name="gr11" draw:text-style-name="P11" draw:layer="layout" svg:x1="5.478cm" svg:y1="3.556cm" svg:x2="2.938cm" svg:y2="4.572cm">
          <text:p/>
        </draw:line>
        <draw:polygon draw:style-name="gr12" draw:text-style-name="P12" draw:layer="layout" svg:width="2.539cm" svg:height="1.015cm" draw:transform="rotate (-3.14159265358979) translate (2.667cm 1.27cm)" svg:viewBox="0 0 2540 1016" draw:points="0,0 2286,0 2286,381 2032,508 2540,635 2286,762 2286,1016 0,1016">
          <text:p/>
        </draw:polygon>
        <draw:polyline draw:style-name="gr13" draw:text-style-name="P13" draw:layer="layout" svg:width="2.285cm" svg:height="1.015cm" svg:x="0.381cm" svg:y="0.254cm" svg:viewBox="0 0 2286 1016" draw:points="0,0 2286,0 2286,1016 0,1016">
          <text:p/>
        </draw:polyline>
        <draw:frame draw:style-name="gr14" draw:text-style-name="P14" draw:layer="layout" svg:width="0.87cm" svg:height="0.73cm" svg:x="1.143cm" svg:y="0.413cm">
          <draw:text-box>
            <text:p>...</text:p>
          </draw:text-box>
        </draw:frame>
        <draw:custom-shape draw:style-name="gr15" draw:text-style-name="P2" draw:layer="layout" svg:width="2.286cm" svg:height="1.016cm" svg:x="2.667cm" svg:y="0.254cm">
          <text:p text:style-name="P1">JSR <text:span text:style-name="T1">SWAP</text:span></text:p>
          <draw:enhanced-geometry svg:viewBox="0 0 21600 21600" draw:type="rectangle" draw:enhanced-path="M 0 0 L 21600 0 21600 21600 0 21600 0 0 Z N"/>
        </draw:custom-shape>
        <draw:polygon draw:style-name="gr12" draw:text-style-name="P12" draw:layer="layout" svg:width="2.539cm" svg:height="1.015cm" svg:x="9.525cm" svg:y="0.254cm" svg:viewBox="0 0 2540 1016" draw:points="0,0 2286,0 2286,254 2032,381 2540,508 2286,635 2286,1016 0,1016">
          <text:p/>
        </draw:polygon>
        <draw:polyline draw:style-name="gr13" draw:text-style-name="P13" draw:layer="layout" svg:width="2.285cm" svg:height="1.015cm" draw:transform="rotate (-3.14159265358979) translate (11.811cm 1.27cm)" svg:viewBox="0 0 2286 1016" draw:points="0,1016 2286,1016 2286,0 0,0">
          <text:p/>
        </draw:polyline>
        <draw:frame draw:style-name="gr14" draw:text-style-name="P14" draw:layer="layout" svg:width="0.889cm" svg:height="0.73cm" svg:x="10.16cm" svg:y="0.413cm">
          <draw:text-box>
            <text:p>...</text:p>
          </draw:text-box>
        </draw:frame>
        <draw:line draw:style-name="gr10" draw:text-style-name="P11" draw:layer="layout" svg:x1="4.462cm" svg:y1="5.631cm" svg:x2="3.446cm" svg:y2="6.477cm">
          <text:p/>
        </draw:line>
        <draw:frame draw:style-name="gr16" draw:text-style-name="P10" draw:layer="layout" svg:width="2.615cm" svg:height="1.059cm" svg:x="11.482cm" svg:y="3.513cm">
          <draw:text-box>
            <text:p><text:span text:style-name="T4">return path</text:span><text:span text:style-name="T4"><text:line-break/></text:span><text:span text:style-name="T4">after </text:span><text:span text:style-name="T5">DOCON</text:span></text:p>
          </draw:text-box>
        </draw:frame>
        <draw:frame draw:style-name="gr17" draw:text-style-name="P10" draw:layer="layout" svg:width="1.905cm" svg:height="0.58cm" svg:x="0.583cm" svg:y="4.826cm">
          <draw:text-box>
            <text:p><text:span text:style-name="T5">“</text:span><text:span text:style-name="T5">DOCON”</text:span></text:p>
          </draw:text-box>
        </draw:frame>
        <draw:frame draw:style-name="gr9" draw:text-style-name="P10" draw:layer="layout" svg:width="6.985cm" svg:height="0.58cm" svg:x="1.795cm" svg:y="6.985cm">
          <draw:text-box>
            <text:p><text:span text:style-name="T6">(might be expanded in-line in </text:span><text:span text:style-name="T5">DOCON)</text:span></text:p>
          </draw:text-box>
        </draw:frame>
        <draw:line draw:style-name="gr10" draw:text-style-name="P11" draw:layer="layout" svg:x1="5.859cm" svg:y1="6.477cm" svg:x2="6.621cm" svg:y2="5.631cm">
          <text:p/>
        </draw:line>
        <draw:connector draw:style-name="gr18" draw:text-style-name="P13" draw:layer="layout" draw:line-skew="0cm 5.785cm -0.657cm" svg:x1="9.541cm" svg:y1="5.631cm" svg:x2="8.42cm" svg:y2="1.27cm" draw:start-shape="id1" draw:start-glue-point="4" draw:end-shape="id2" draw:end-glue-point="2" svg:d="M9541 5631v526h1704v-3871h-2825v-1016" svg:viewBox="0 0 2826 488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2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5T11:06:08.892011628</dc:date>
    <meta:editing-duration>PT2H16M2S</meta:editing-duration>
    <meta:editing-cycles>14</meta:editing-cycles>
    <meta:generator>LibreOffice/6.4.7.2$Linux_X86_64 LibreOffice_project/40$Build-2</meta:generator>
    <meta:document-statistic meta:object-count="24"/>
  </office:meta>
</office:document-meta>
</file>